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632in" fo:margin-left="0.1944in" table:align="left"/>
    </style:style>
    <style:style style:name="Table1.A" style:family="table-column">
      <style:table-column-properties style:column-width="0.7514in"/>
    </style:style>
    <style:style style:name="Table1.B" style:family="table-column">
      <style:table-column-properties style:column-width="2.7007in"/>
    </style:style>
    <style:style style:name="Table1.C" style:family="table-column">
      <style:table-column-properties style:column-width="3.31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end" style:justify-single-word="false"/>
      <style:text-properties fo:font-weight="bold"/>
    </style:style>
    <style:style style:name="P2" style:family="paragraph" style:parent-style-name="Table_20_Contents">
      <style:paragraph-properties fo:text-align="end" style:justify-single-word="false"/>
      <style:text-properties fo:font-weight="bold" officeooo:paragraph-rsid="001955fa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style:font-name="Courier New" fo:font-size="10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0pt" fo:font-weight="normal" officeooo:paragraph-rsid="001955fa" style:font-weight-asian="normal" style:font-weight-complex="normal"/>
    </style:style>
    <style:style style:name="P6" style:family="paragraph" style:parent-style-name="Table_20_Contents">
      <style:text-properties officeooo:paragraph-rsid="001a39e6"/>
    </style:style>
    <style:style style:name="P7" style:family="paragraph" style:parent-style-name="Table_20_Contents">
      <style:text-properties officeooo:paragraph-rsid="001ef186"/>
    </style:style>
    <style:style style:name="P8" style:family="paragraph" style:parent-style-name="Table_20_Contents">
      <style:text-properties officeooo:rsid="001ef186" officeooo:paragraph-rsid="001ef186"/>
    </style:style>
    <style:style style:name="P9" style:family="paragraph" style:parent-style-name="Text_20_body">
      <style:text-properties officeooo:rsid="001955fa" officeooo:paragraph-rsid="001955fa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955fa" officeooo:paragraph-rsid="001955fa"/>
    </style:style>
    <style:style style:name="P11" style:family="paragraph" style:parent-style-name="Standard">
      <style:text-properties officeooo:rsid="001955fa" officeooo:paragraph-rsid="001955fa"/>
    </style:style>
    <style:style style:name="P12" style:family="paragraph" style:parent-style-name="Standard">
      <style:text-properties officeooo:rsid="001b4de7" officeooo:paragraph-rsid="001b4de7"/>
    </style:style>
    <style:style style:name="P13" style:family="paragraph" style:parent-style-name="Standard">
      <style:text-properties officeooo:rsid="001ef186" officeooo:paragraph-rsid="001ef186"/>
    </style:style>
    <style:style style:name="P14" style:family="paragraph" style:parent-style-name="Standard">
      <style:text-properties fo:font-weight="bold" officeooo:rsid="001ef186" officeooo:paragraph-rsid="001ef186" style:font-weight-asian="bold" style:font-weight-complex="bold"/>
    </style:style>
    <style:style style:name="P15" style:family="paragraph" style:parent-style-name="Standard">
      <style:text-properties fo:font-weight="bold" officeooo:rsid="001955fa" officeooo:paragraph-rsid="001955fa" style:font-weight-asian="bold" style:font-weight-complex="bold"/>
    </style:style>
    <style:style style:name="P16" style:family="paragraph" style:parent-style-name="Standard">
      <style:text-properties fo:font-weight="bold" officeooo:rsid="001b4de7" officeooo:paragraph-rsid="001b4de7" style:font-weight-asian="bold" style:font-weight-complex="bold"/>
    </style:style>
    <style:style style:name="P17" style:family="paragraph" style:parent-style-name="Standard">
      <style:text-properties fo:font-size="14pt" fo:font-weight="bold" officeooo:rsid="002027a9" officeooo:paragraph-rsid="002027a9" style:font-weight-asian="bold" style:font-weight-complex="bold"/>
    </style:style>
    <style:style style:name="P18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0" style:family="paragraph" style:parent-style-name="Preformatted_20_Text">
      <style:paragraph-properties fo:margin-left="0.3937in" fo:margin-right="0.3937in" fo:margin-top="0in" fo:margin-bottom="0.1965in" style:contextual-spacing="false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ourier New" fo:font-size="10pt"/>
    </style:style>
    <style:style style:name="T3" style:family="text">
      <style:text-properties style:font-name="Courier New" fo:font-size="10pt" fo:font-weight="bold"/>
    </style:style>
    <style:style style:name="T4" style:family="text">
      <style:text-properties style:font-name="Courier New" fo:font-size="12pt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bold"/>
    </style:style>
    <style:style style:name="T8" style:family="text">
      <style:text-properties officeooo:rsid="001ef18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1c28a"/>
    </style:style>
    <style:style style:name="T11" style:family="text">
      <style:text-properties officeooo:rsid="00232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1">Simple protocol programming – </text:span>FTP client</text:p>
      <text:p text:style-name="P11"/>
      <text:p text:style-name="P14">Purpose:</text:p>
      <text:p text:style-name="P13">Training how to write a simple network protocol.</text:p>
      <text:p text:style-name="P13"/>
      <text:p text:style-name="P15">Reference:</text:p>
      <text:p text:style-name="P11">RFC 959: FTP protocol <text:a xlink:type="simple" xlink:href="https://www.w3.org/Protocols/rfc959/4_FileTransfer.html">https://www.w3.org/Protocols/rfc959/4_FileTransfer.html</text:a></text:p>
      <text:p text:style-name="P11"/>
      <text:p text:style-name="P14">Explanation:</text:p>
      <text:p text:style-name="P10">Now let's look at how this same conversation would appear between computer systems communicating with the FTP protocol over a TCP/IP connection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onnects to the FTP service at port 21 on the IP address 172.16.62.36.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220 Hello, this is the Acme Mail Service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4">USER MB1234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331 Password required to access user account MB1234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4">PASS QXJ4Z2AF</text:p>
          </table:table-cell>
          <table:table-cell table:style-name="Table1.A1" office:value-type="string">
            <text:p text:style-name="Table_20_Contents">Note that this password is not encrypted.  The FTP is susceptible to eavesdropping!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230 Logged in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4">CWD Accedian</text:p>
          </table:table-cell>
          <table:table-cell table:style-name="Table1.A1" office:value-type="string">
            <text:p text:style-name="P6">Change directory to "<text:span text:style-name="T4">Accedian</text:span>."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250 "/home/MB1234/Bills" is new working directory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4">PORT 192,168,1,2,7,138</text:p>
          </table:table-cell>
          <table:table-cell table:style-name="Table1.A1" office:value-type="string">
            <text:p text:style-name="P7">The client wants the server to send to port number 1930 on IP address 192.168.1.2. In this case, 192.168.1.2 is the IP address of the client machine. <text:span text:style-name="T8">This means client site has to create a socket to listen at port 1930, wait for connection from server, then receive data (listing file) from server.</text:span></text:p>
            <text:p text:style-name="P8">Read more about FTP active and passive mode at http://www.linuxhowtos.org/Misc/ftpmodes.htm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200 PORT command successful.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4">LIST</text:p>
          </table:table-cell>
          <table:table-cell table:style-name="Table1.A1" office:value-type="string">
            <text:p text:style-name="Table_20_Contents">Send the list of files in "<text:span text:style-name="Teletype">Bills</text:span>."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150 Opening ASCII mode data connection for /bin/ls.</text:p>
          </table:table-cell>
          <table:table-cell table:style-name="Table1.A1" office:value-type="string">
            <text:p text:style-name="Table_20_Contents">The server now connects out from its port 20 on 172.16.62.36  to port 1930 on 192.168.1.2.</text:p>
          </table:table-cell>
        </table:table-row>
        <table:table-row>
          <table:table-cell table:style-name="Table1.A1" office:value-type="string">
            <text:p text:style-name="P1">Server:</text:p>
          </table:table-cell>
          <table:table-cell table:style-name="Table1.A1" office:value-type="string">
            <text:p text:style-name="P4">226 Listing completed.</text:p>
          </table:table-cell>
          <table:table-cell table:style-name="Table1.A1" office:value-type="string">
            <text:p text:style-name="Table_20_Contents">That succeeded, so the data is now sent over the established data connection.</text:p>
          </table:table-cell>
        </table:table-row>
        <table:table-row>
          <table:table-cell table:style-name="Table1.A1" office:value-type="string">
            <text:p text:style-name="P1">Client:</text:p>
          </table:table-cell>
          <table:table-cell table:style-name="Table1.A1" office:value-type="string">
            <text:p text:style-name="P5">QUI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Server:</text:p>
          </table:table-cell>
          <table:table-cell table:style-name="Table1.A1" office:value-type="string">
            <text:p text:style-name="P5">221 Goodbye.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9"/>
      <text:p text:style-name="P9"><text:span text:style-name="T6">When using FTP, users use FTP client programs rather than directly communicating with the FTP server. Here's our same example using the stock "</text:span><text:span text:style-name="Teletype"><text:span text:style-name="T6">ftp</text:span></text:span><text:span text:style-name="T6">" program which is usually installed as </text:span><text:span text:style-name="Teletype"><text:span text:style-name="T6">/usr/bin/ftp </text:span></text:span><text:span text:style-name="T6">on UNIX systems (and </text:span><text:span text:style-name="Teletype"><text:span text:style-name="T6">FTP.EXE </text:span></text:span><text:span text:style-name="T6">on Windows). The items the user types are in </text:span><text:span text:style-name="T7">bold</text:span><text:span text:style-name="T6">.</text:span></text:p>
      <text:p text:style-name="P19">ksh$ <text:span text:style-name="T1">/usr/bin/ftp</text:span></text:p>
      <text:p text:style-name="P19"><text:soft-page-break/>ftp&gt; open ftp.acmemail.example.com</text:p>
      <text:p text:style-name="P19">Connected to ftp.acmemail.example.com (172.16.62.36).</text:p>
      <text:p text:style-name="P18">220 <text:span text:style-name="T2">Hello, this is the Acme Mail Service.</text:span></text:p>
      <text:p text:style-name="P19">Name (ftp.acmemail.example.com:root): <text:span text:style-name="T1">MB1234</text:span></text:p>
      <text:p text:style-name="P18">331 <text:span text:style-name="T2">Password required to access user account MB1234</text:span>.</text:p>
      <text:p text:style-name="P18"><text:span text:style-name="T5">Password</text:span>: <text:span text:style-name="T3">QXJ4Z2AF</text:span></text:p>
      <text:p text:style-name="P19">230 Logged in.</text:p>
      <text:p text:style-name="P19">ftp&gt; <text:span text:style-name="T1">cd Accedian</text:span></text:p>
      <text:p text:style-name="P18">250 <text:span text:style-name="T2">"/home/MB1234/Accedian" is new working directory</text:span>.</text:p>
      <text:p text:style-name="P19">ftp&gt; <text:span text:style-name="T1">ls</text:span></text:p>
      <text:p text:style-name="P19">200 PORT command successful.</text:p>
      <text:p text:style-name="P19">150 Opening ASCII mode data connection for /bin/ls.</text:p>
      <text:p text:style-name="P18">-rw-r--r-- <text:s text:c="2"/>1 ftpuser <text:s/>ftpusers <text:s text:c="4"/>14886 Dec <text:s/>3 15:22 Acmemail.TXT</text:p>
      <text:p text:style-name="P18">-rw-r--r-- <text:s text:c="2"/>1 ftpuser <text:s/>ftpusers <text:s text:c="3"/>317000 Dec <text:s/>4 17:40 Yoyodyne.TXT</text:p>
      <text:p text:style-name="P19">226 Listing completed.</text:p>
      <text:p text:style-name="P19">ftp&gt; <text:span text:style-name="T1">quit</text:span></text:p>
      <text:p text:style-name="P20">221 Goodbye.</text:p>
      <text:p text:style-name="P11"/>
      <text:p text:style-name="P16">Requirement: </text:p>
      <text:p text:style-name="P14"><text:span text:style-name="T9">1.</text:span> <text:span text:style-name="T9">Use socket programming, all send and receive msg </text:span>must<text:span text:style-name="T9"> be in </text:span>struct<text:span text:style-name="T9">.</text:span></text:p>
      <text:p text:style-name="P12"><text:span text:style-name="T8">2</text:span>. Your program allow user to input username/password.</text:p>
      <text:p text:style-name="P12"><text:span text:style-name="T8">3</text:span>. Connect to a existed FTP server</text:p>
      <text:p text:style-name="P12"><text:span text:style-name="T8">4</text:span>. Display all files and directory from user-input director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6:35:23.136379592</meta:creation-date>
    <dc:date>2016-01-13T17:37:39.862770298</dc:date>
    <meta:editing-duration>PT24M36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2" meta:paragraph-count="68" meta:word-count="406" meta:character-count="2671" meta:non-whitespace-character-count="2315"/>
  </office:meta>
</office:document-meta>
</file>